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25.94cm" table:align="margins"/>
    </style:style>
    <style:style style:name="Table4.A" style:family="table-column">
      <style:table-column-properties style:column-width="12.94cm" style:rel-column-width="32691*"/>
    </style:style>
    <style:style style:name="Table4.B" style:family="table-column">
      <style:table-column-properties style:column-width="13cm" style:rel-column-width="32844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fo:padding="0.097cm" fo:border-left="0.002cm solid #000000" fo:border-right="none" fo:border-top="none" fo:border-bottom="none"/>
    </style:style>
    <style:style style:name="Table5" style:family="table">
      <style:table-properties style:width="12.353cm" fo:margin-left="-0.092cm" fo:margin-right="0.483cm" fo:break-before="page" table:align="margins"/>
    </style:style>
    <style:style style:name="Table5.A" style:family="table-column">
      <style:table-column-properties style:column-width="1.187cm" style:rel-column-width="673*"/>
    </style:style>
    <style:style style:name="Table5.B" style:family="table-column">
      <style:table-column-properties style:column-width="0.767cm" style:rel-column-width="435*"/>
    </style:style>
    <style:style style:name="Table5.C" style:family="table-column">
      <style:table-column-properties style:column-width="0.794cm" style:rel-column-width="450*"/>
    </style:style>
    <style:style style:name="Table5.D" style:family="table-column">
      <style:table-column-properties style:column-width="1.27cm" style:rel-column-width="720*"/>
    </style:style>
    <style:style style:name="Table5.E" style:family="table-column">
      <style:table-column-properties style:column-width="1.208cm" style:rel-column-width="685*"/>
    </style:style>
    <style:style style:name="Table5.F" style:family="table-column">
      <style:table-column-properties style:column-width="1.222cm" style:rel-column-width="693*"/>
    </style:style>
    <style:style style:name="Table5.G" style:family="table-column">
      <style:table-column-properties style:column-width="1.323cm" style:rel-column-width="750*"/>
    </style:style>
    <style:style style:name="Table5.H" style:family="table-column">
      <style:table-column-properties style:column-width="1.538cm" style:rel-column-width="872*"/>
    </style:style>
    <style:style style:name="Table5.I" style:family="table-column">
      <style:table-column-properties style:column-width="1.605cm" style:rel-column-width="910*"/>
    </style:style>
    <style:style style:name="Table5.J" style:family="table-column">
      <style:table-column-properties style:column-width="1.438cm" style:rel-column-width="815*"/>
    </style:style>
    <style:style style:name="Table5.A1" style:family="table-cell">
      <style:table-cell-properties style:vertical-align="" fo:background-color="#00000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5.B1" style:family="table-cell">
      <style:table-cell-properties style:vertical-align="" fo:background-color="#000000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fo:background-color="#000000" fo:padding="0.097cm" fo:border="0.018cm solid #000000">
        <style:background-image/>
      </style:table-cell-properties>
    </style:style>
    <style:style style:name="Table5.A2" style:family="table-cell">
      <style:table-cell-properties style:vertical-align="middle" fo:background-color="#00000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5.B2" style:family="table-cell">
      <style:table-cell-properties style:vertical-align="middle" fo:background-color="#000000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2" style:family="table-cell">
      <style:table-cell-properties fo:background-color="#000000" fo:padding="0.097cm" fo:border-left="0.018cm solid #000000" fo:border-right="none" fo:border-top="none" fo:border-bottom="0.018cm solid #000000">
        <style:background-image/>
      </style:table-cell-properties>
    </style:style>
    <style:style style:name="Table5.J2" style:family="table-cell">
      <style:table-cell-properties fo:background-color="#000000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le5.A3" style:family="table-cell">
      <style:table-cell-properties fo:padding="0.097cm" fo:border-left="0.018cm solid #000000" fo:border-right="none" fo:border-top="none" fo:border-bottom="0.018cm solid #000000"/>
    </style:style>
    <style:style style:name="Table5.J3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6" style:family="table">
      <style:table-properties style:width="12.337cm" fo:margin-left="-0.092cm" fo:margin-right="0.499cm" table:align="margins"/>
    </style:style>
    <style:style style:name="Table6.A" style:family="table-column">
      <style:table-column-properties style:column-width="1.621cm" style:rel-column-width="919*"/>
    </style:style>
    <style:style style:name="Table6.B" style:family="table-column">
      <style:table-column-properties style:column-width="1.305cm" style:rel-column-width="740*"/>
    </style:style>
    <style:style style:name="Table6.C" style:family="table-column">
      <style:table-column-properties style:column-width="1.341cm" style:rel-column-width="760*"/>
    </style:style>
    <style:style style:name="Table6.D" style:family="table-column">
      <style:table-column-properties style:column-width="1.173cm" style:rel-column-width="665*"/>
    </style:style>
    <style:style style:name="Table6.E" style:family="table-column">
      <style:table-column-properties style:column-width="1.242cm" style:rel-column-width="704*"/>
    </style:style>
    <style:style style:name="Table6.F" style:family="table-column">
      <style:table-column-properties style:column-width="1.289cm" style:rel-column-width="731*"/>
    </style:style>
    <style:style style:name="Table6.G" style:family="table-column">
      <style:table-column-properties style:column-width="1.57cm" style:rel-column-width="890*"/>
    </style:style>
    <style:style style:name="Table6.H" style:family="table-column">
      <style:table-column-properties style:column-width="1.473cm" style:rel-column-width="835*"/>
    </style:style>
    <style:style style:name="Table6.I" style:family="table-column">
      <style:table-column-properties style:column-width="1.323cm" style:rel-column-width="750*"/>
    </style:style>
    <style:style style:name="Table6.1" style:family="table-row">
      <style:table-row-properties style:min-row-height="0.397cm"/>
    </style:style>
    <style:style style:name="Table6.A1" style:family="table-cell">
      <style:table-cell-properties fo:background-color="#00000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6.B1" style:family="table-cell">
      <style:table-cell-properties fo:background-color="#000000" fo:padding="0.097cm" fo:border="0.018cm solid #000000">
        <style:background-image/>
      </style:table-cell-properties>
    </style:style>
    <style:style style:name="Table6.2" style:family="table-row">
      <style:table-row-properties style:min-row-height="0.413cm"/>
    </style:style>
    <style:style style:name="Table6.B2" style:family="table-cell">
      <style:table-cell-properties fo:background-color="#000000" fo:padding="0.097cm" fo:border-left="0.018cm solid #000000" fo:border-right="none" fo:border-top="none" fo:border-bottom="0.018cm solid #000000">
        <style:background-image/>
      </style:table-cell-properties>
    </style:style>
    <style:style style:name="Table6.I2" style:family="table-cell">
      <style:table-cell-properties fo:background-color="#000000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le6.A3" style:family="table-cell">
      <style:table-cell-properties fo:padding="0.097cm" fo:border-left="0.018cm solid #000000" fo:border-right="none" fo:border-top="none" fo:border-bottom="0.018cm solid #000000"/>
    </style:style>
    <style:style style:name="Table6.I3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1" style:family="table">
      <style:table-properties style:width="12.435cm" fo:margin-left="0.418cm" fo:margin-right="-0.046cm" table:align="margins"/>
    </style:style>
    <style:style style:name="Table1.A" style:family="table-column">
      <style:table-column-properties style:column-width="2.115cm" style:rel-column-width="11145*"/>
    </style:style>
    <style:style style:name="Table1.B" style:family="table-column">
      <style:table-column-properties style:column-width="10.321cm" style:rel-column-width="54390*"/>
    </style:style>
    <style:style style:name="Table1.A1" style:family="table-cell">
      <style:table-cell-properties fo:background-color="#00000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1.B1" style:family="table-cell">
      <style:table-cell-properties fo:background-color="#000000" fo:padding="0.097cm" fo:border="0.018cm solid #000000">
        <style:background-image/>
      </style:table-cell-properties>
    </style:style>
    <style:style style:name="Table1.A2" style:family="table-cell">
      <style:table-cell-properties fo:padding="0.097cm" fo:border-left="0.018cm solid #000000" fo:border-right="none" fo:border-top="none" fo:border-bottom="0.018cm solid #000000"/>
    </style:style>
    <style:style style:name="Table1.B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2" style:family="table">
      <style:table-properties style:width="6.449cm" fo:margin-left="3.064cm" fo:margin-right="3.295cm" table:align="margins"/>
    </style:style>
    <style:style style:name="Table2.A" style:family="table-column">
      <style:table-column-properties style:column-width="2.415cm" style:rel-column-width="24539*"/>
    </style:style>
    <style:style style:name="Table2.B" style:family="table-column">
      <style:table-column-properties style:column-width="1.025cm" style:rel-column-width="10414*"/>
    </style:style>
    <style:style style:name="Table2.C" style:family="table-column">
      <style:table-column-properties style:column-width="2.083cm" style:rel-column-width="21169*"/>
    </style:style>
    <style:style style:name="Table2.D" style:family="table-column">
      <style:table-column-properties style:column-width="0.926cm" style:rel-column-width="9413*"/>
    </style:style>
    <style:style style:name="Table2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e2.D1" style:family="table-cell">
      <style:table-cell-properties fo:padding="0.097cm" fo:border="0.018cm solid #000000"/>
    </style:style>
    <style:style style:name="Table2.A2" style:family="table-cell">
      <style:table-cell-properties fo:padding="0.097cm" fo:border-left="0.018cm solid #000000" fo:border-right="none" fo:border-top="none" fo:border-bottom="0.018cm solid #000000"/>
    </style:style>
    <style:style style:name="Table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Table3" style:family="table">
      <style:table-properties style:width="12.465cm" fo:margin-left="0.418cm" fo:margin-right="-0.076cm" table:align="margins"/>
    </style:style>
    <style:style style:name="Table3.A" style:family="table-column">
      <style:table-column-properties style:column-width="0.859cm" style:rel-column-width="4516*"/>
    </style:style>
    <style:style style:name="Table3.B" style:family="table-column">
      <style:table-column-properties style:column-width="0.848cm" style:rel-column-width="4460*"/>
    </style:style>
    <style:style style:name="Table3.N" style:family="table-column">
      <style:table-column-properties style:column-width="1.427cm" style:rel-column-width="7499*"/>
    </style:style>
    <style:style style:name="Table3.A1" style:family="table-cell">
      <style:table-cell-properties fo:background-color="#000000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Table3.B1" style:family="table-cell">
      <style:table-cell-properties fo:background-color="#000000" fo:padding="0.097cm" fo:border="0.018cm solid #000000">
        <style:background-image/>
      </style:table-cell-properties>
    </style:style>
    <style:style style:name="Table3.B2" style:family="table-cell">
      <style:table-cell-properties fo:background-color="#000000" fo:padding="0.097cm" fo:border-left="0.018cm solid #000000" fo:border-right="none" fo:border-top="none" fo:border-bottom="0.018cm solid #000000">
        <style:background-image/>
      </style:table-cell-properties>
    </style:style>
    <style:style style:name="Table3.N2" style:family="table-cell">
      <style:table-cell-properties fo:background-color="#000000" fo:padding="0.097cm" fo:border-left="0.018cm solid #000000" fo:border-right="0.018cm solid #000000" fo:border-top="none" fo:border-bottom="0.018cm solid #000000">
        <style:background-image/>
      </style:table-cell-properties>
    </style:style>
    <style:style style:name="Table3.A3" style:family="table-cell">
      <style:table-cell-properties fo:padding="0.097cm" fo:border-left="0.018cm solid #000000" fo:border-right="none" fo:border-top="none" fo:border-bottom="0.018cm solid #000000"/>
    </style:style>
    <style:style style:name="Table3.N3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2" style:family="paragraph" style:parent-style-name="Table_20_Contents">
      <style:text-properties fo:color="#ffffff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6pt" fo:font-weight="bold" style:font-size-asian="6pt" style:font-weight-asian="bold" style:font-size-complex="6pt" style:font-weight-complex="bold" style:text-rotation-angle="0" style:text-rotation-scale="line-heigh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fo:color="#ffffff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ffff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fo:color="#ffffff" fo:font-size="7pt" fo:font-weight="bold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size="7pt" fo:font-weight="normal" style:font-size-asian="7pt" style:font-weight-asian="normal" style:font-size-complex="7pt" style:font-weight-complex="normal"/>
    </style:style>
    <style:style style:name="T7" style:family="text">
      <style:text-properties fo:color="#000000" style:font-name="Times-Roman" fo:font-weight="normal" style:font-name-asian="Times-Roman" style:font-weight-asian="normal" style:font-name-complex="Times-Roman" style:font-weight-complex="normal"/>
    </style:style>
    <style:style style:name="T8" style:family="text">
      <style:text-properties fo:color="#0000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column table:style-name="Table5.G"/>
              <table:table-column table:style-name="Table5.H"/>
              <table:table-column table:style-name="Table5.I"/>
              <table:table-column table:style-name="Table5.J"/>
              <table:table-row>
                <table:table-cell table:style-name="Table5.A1" table:number-rows-spanned="2" office:value-type="string">
                  <text:p text:style-name="P3">Gun</text:p>
                </table:table-cell>
                <table:table-cell table:style-name="Table5.B1" table:number-rows-spanned="2" office:value-type="string">
                  <text:p text:style-name="P4">Shotg.</text:p>
                  <text:p text:style-name="P4">Bonus</text:p>
                </table:table-cell>
                <table:table-cell table:style-name="Table5.C1" table:number-columns-spanned="8" office:value-type="string">
                  <text:p text:style-name="P3">Impact Hit Loc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5.C2" office:value-type="string">
                  <text:p text:style-name="P3">Vital</text:p>
                </table:table-cell>
                <table:table-cell table:style-name="Table5.C2" office:value-type="string">
                  <text:p text:style-name="P3">Crit</text:p>
                </table:table-cell>
                <table:table-cell table:style-name="Table5.C2" office:value-type="string">
                  <text:p text:style-name="P3">Body</text:p>
                </table:table-cell>
                <table:table-cell table:style-name="Table5.C2" office:value-type="string">
                  <text:p text:style-name="P3">Side</text:p>
                </table:table-cell>
                <table:table-cell table:style-name="Table5.C2" office:value-type="string">
                  <text:p text:style-name="P3">Head</text:p>
                </table:table-cell>
                <table:table-cell table:style-name="Table5.C2" office:value-type="string">
                  <text:p text:style-name="P3">Gun</text:p>
                </table:table-cell>
                <table:table-cell table:style-name="Table5.C2" office:value-type="string">
                  <text:p text:style-name="P3">Arm</text:p>
                </table:table-cell>
                <table:table-cell table:style-name="Table5.J2" office:value-type="string">
                  <text:p text:style-name="P3">Leg</text:p>
                </table:table-cell>
              </table:table-row>
              <table:table-row>
                <table:table-cell table:style-name="Table5.A3" office:value-type="string">
                  <text:p text:style-name="P8">SD58,</text:p>
                  <text:p text:style-name="P8">SH50</text:p>
                </table:table-cell>
                <table:table-cell table:style-name="Table5.A3" office:value-type="string">
                  <text:p text:style-name="P8">0-1</text:p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Stagger</text:p>
                  <text:p text:style-name="P8">Serious 3</text:p>
                  <text:p text:style-name="P8">Wound 6</text:p>
                  <text:p text:style-name="P8"/>
                </table:table-cell>
                <table:table-cell table:style-name="Table5.A3" office:value-type="string">
                  <text:p text:style-name="P8">Stagger</text:p>
                  <text:p text:style-name="P8">Serious 1</text:p>
                  <text:p text:style-name="P8">Wound 4</text:p>
                  <text:p text:style-name="P8"/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Serious 2</text:p>
                  <text:p text:style-name="P8">Wound 4</text:p>
                  <text:p text:style-name="P8">Gun Hand</text:p>
                  <text:p text:style-name="P8">Gun Arm 6</text:p>
                </table:table-cell>
                <table:table-cell table:style-name="Table5.A3" office:value-type="string">
                  <text:p text:style-name="P8">Serious 2</text:p>
                  <text:p text:style-name="P8">Wound 4</text:p>
                  <text:p text:style-name="P8">Other Hand</text:p>
                  <text:p text:style-name="P8">Other Arm 6</text:p>
                </table:table-cell>
                <table:table-cell table:style-name="Table5.J3" office:value-type="string">
                  <text:p text:style-name="P8">Stagger</text:p>
                  <text:p text:style-name="P8">Serious 3</text:p>
                  <text:p text:style-name="P8">Wound 5</text:p>
                  <text:p text:style-name="P8">Leg 6</text:p>
                </table:table-cell>
              </table:table-row>
              <table:table-row>
                <table:table-cell table:style-name="Table5.A3" office:value-type="string">
                  <text:p text:style-name="P8">W44,</text:p>
                  <text:p text:style-name="P8">C45,</text:p>
                  <text:p text:style-name="P8">C45c</text:p>
                </table:table-cell>
                <table:table-cell table:style-name="Table5.A3" office:value-type="string">
                  <text:p text:style-name="P8">2</text:p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Stagger</text:p>
                  <text:p text:style-name="P8">Serious 2</text:p>
                  <text:p text:style-name="P8">Wound 4</text:p>
                  <text:p text:style-name="P8"/>
                </table:table-cell>
                <table:table-cell table:style-name="Table5.A3" office:value-type="string">
                  <text:p text:style-name="P8">Stagger</text:p>
                  <text:p text:style-name="P8">Wound 2</text:p>
                </table:table-cell>
                <table:table-cell table:style-name="Table5.A3" office:value-type="string">
                  <text:p text:style-name="P8">Wound 8</text:p>
                </table:table-cell>
                <table:table-cell table:style-name="Table5.A3" office:value-type="string">
                  <text:p text:style-name="P8">Serious 1</text:p>
                  <text:p text:style-name="P8">Wound 4</text:p>
                  <text:p text:style-name="P8">Gun Hand</text:p>
                  <text:p text:style-name="P8">Gun Arm 4</text:p>
                </table:table-cell>
                <table:table-cell table:style-name="Table5.A3" office:value-type="string">
                  <text:p text:style-name="P8">Serious 1</text:p>
                  <text:p text:style-name="P8">Wound 4</text:p>
                  <text:p text:style-name="P8">Other Hand</text:p>
                  <text:p text:style-name="P8">Other Arm 4</text:p>
                </table:table-cell>
                <table:table-cell table:style-name="Table5.J3" office:value-type="string">
                  <text:p text:style-name="P8">Stagger</text:p>
                  <text:p text:style-name="P8">Serious 2</text:p>
                  <text:p text:style-name="P8">Wound 3</text:p>
                  <text:p text:style-name="P8">Leg 4</text:p>
                </table:table-cell>
              </table:table-row>
              <table:table-row>
                <table:table-cell table:style-name="Table5.A3" office:value-type="string">
                  <text:p text:style-name="P8">W44s,</text:p>
                  <text:p text:style-name="P8">H44,</text:p>
                  <text:p text:style-name="P8">C44,</text:p>
                  <text:p text:style-name="P8">SW45</text:p>
                </table:table-cell>
                <table:table-cell table:style-name="Table5.A3" office:value-type="string">
                  <text:p text:style-name="P8">3</text:p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Stagger</text:p>
                  <text:p text:style-name="P8">Serious 3</text:p>
                  <text:p text:style-name="P8"><text:span text:style-name="T3">Wound</text:span><text:span text:style-name="T1"> </text:span>8</text:p>
                  <text:p text:style-name="P8"/>
                </table:table-cell>
                <table:table-cell table:style-name="Table5.A3" office:value-type="string">
                  <text:p text:style-name="P8">Serious 2</text:p>
                  <text:p text:style-name="P8">Wound 3</text:p>
                  <text:p text:style-name="P8"/>
                </table:table-cell>
                <table:table-cell table:style-name="Table5.A3" office:value-type="string">
                  <text:p text:style-name="P8">Wound 2</text:p>
                </table:table-cell>
                <table:table-cell table:style-name="Table5.A3" office:value-type="string">
                  <text:p text:style-name="P8">Wound 6</text:p>
                </table:table-cell>
                <table:table-cell table:style-name="Table5.A3" office:value-type="string">
                  <text:p text:style-name="P8">Serious 1</text:p>
                  <text:p text:style-name="P8">Wound 3</text:p>
                  <text:p text:style-name="P8">Gun Hand</text:p>
                  <text:p text:style-name="P8">Gun Arm 3</text:p>
                </table:table-cell>
                <table:table-cell table:style-name="Table5.A3" office:value-type="string">
                  <text:p text:style-name="P8">Serious 1</text:p>
                  <text:p text:style-name="P8">Wound 3</text:p>
                  <text:p text:style-name="P8">Other Hand</text:p>
                  <text:p text:style-name="P8">Other Arm 3</text:p>
                </table:table-cell>
                <table:table-cell table:style-name="Table5.J3" office:value-type="string">
                  <text:p text:style-name="P8">Serious 1</text:p>
                  <text:p text:style-name="P8">Wound 3</text:p>
                  <text:p text:style-name="P8">Leg 3</text:p>
                  <text:p text:style-name="P8">Drop</text:p>
                </table:table-cell>
              </table:table-row>
              <table:table-row>
                <table:table-cell table:style-name="Table5.A3" office:value-type="string">
                  <text:p text:style-name="P8">C41,</text:p>
                  <text:p text:style-name="P8">C36c</text:p>
                </table:table-cell>
                <table:table-cell table:style-name="Table5.A3" office:value-type="string">
                  <text:p text:style-name="P8">4</text:p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Serious 3</text:p>
                  <text:p text:style-name="P8">Wound 6</text:p>
                  <text:p text:style-name="P8"/>
                </table:table-cell>
                <table:table-cell table:style-name="Table5.A3" office:value-type="string">
                  <text:p text:style-name="P8">Serious 1</text:p>
                  <text:p text:style-name="P8">Wound 2</text:p>
                  <text:p text:style-name="P8"/>
                </table:table-cell>
                <table:table-cell table:style-name="Table5.A3" office:value-type="string">
                  <text:p text:style-name="P8">Fatigue 4</text:p>
                </table:table-cell>
                <table:table-cell table:style-name="Table5.A3" office:value-type="string">
                  <text:p text:style-name="P8">Wound 4</text:p>
                </table:table-cell>
                <table:table-cell table:style-name="Table5.A3" office:value-type="string">
                  <text:p text:style-name="P8">Wound 2</text:p>
                  <text:p text:style-name="P8">Gun Hand</text:p>
                  <text:p text:style-name="P8">Gun Arm 2</text:p>
                </table:table-cell>
                <table:table-cell table:style-name="Table5.A3" office:value-type="string">
                  <text:p text:style-name="P8">Wound 2</text:p>
                  <text:p text:style-name="P8">Other Hand</text:p>
                  <text:p text:style-name="P8">Other Arm 2</text:p>
                </table:table-cell>
                <table:table-cell table:style-name="Table5.J3" office:value-type="string">
                  <text:p text:style-name="P8">Wound 2</text:p>
                  <text:p text:style-name="P8">Leg 2</text:p>
                  <text:p text:style-name="P8">Drop</text:p>
                </table:table-cell>
              </table:table-row>
              <table:table-row>
                <table:table-cell table:style-name="Table5.A3" office:value-type="string">
                  <text:p text:style-name="P8">C32,</text:p>
                  <text:p text:style-name="P8">R41d,</text:p>
                  <text:p text:style-name="P8">SW38</text:p>
                </table:table-cell>
                <table:table-cell table:style-name="Table5.A3" office:value-type="string">
                  <text:p text:style-name="P8">5</text:p>
                </table:table-cell>
                <table:table-cell table:style-name="Table5.A3" office:value-type="string">
                  <text:p text:style-name="P8">Kill</text:p>
                </table:table-cell>
                <table:table-cell table:style-name="Table5.A3" office:value-type="string">
                  <text:p text:style-name="P8">Serious 2</text:p>
                  <text:p text:style-name="P8">Wound 4</text:p>
                  <text:p text:style-name="P8"/>
                </table:table-cell>
                <table:table-cell table:style-name="Table5.A3" office:value-type="string">
                  <text:p text:style-name="P8">Fatigue 4</text:p>
                </table:table-cell>
                <table:table-cell table:style-name="Table5.A3" office:value-type="string">
                  <text:p text:style-name="P8">Fatigue 2</text:p>
                </table:table-cell>
                <table:table-cell table:style-name="Table5.A3" office:value-type="string">
                  <text:p text:style-name="P8">Wound 4</text:p>
                </table:table-cell>
                <table:table-cell table:style-name="Table5.A3" office:value-type="string">
                  <text:p text:style-name="P8">Fatigue 2</text:p>
                  <text:p text:style-name="P8">Gun Arm 2</text:p>
                </table:table-cell>
                <table:table-cell table:style-name="Table5.A3" office:value-type="string">
                  <text:p text:style-name="P8">Fatigue 2</text:p>
                  <text:p text:style-name="P8">Other Arm 1</text:p>
                </table:table-cell>
                <table:table-cell table:style-name="Table5.J3" office:value-type="string">
                  <text:p text:style-name="P8">Fatigue 2</text:p>
                  <text:p text:style-name="P8">Leg 1</text:p>
                </table:table-cell>
              </table:table-row>
            </table:table>
            <text:p text:style-name="P9"><text:span text:style-name="T6"/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column table:style-name="Table6.G"/>
              <table:table-column table:style-name="Table6.H"/>
              <table:table-column table:style-name="Table6.I"/>
              <table:table-row table:style-name="Table6.1">
                <table:table-cell table:style-name="Table6.A1" table:number-rows-spanned="2" office:value-type="string">
                  <text:p text:style-name="P3">Weapon</text:p>
                </table:table-cell>
                <table:table-cell table:style-name="Table6.B1" table:number-columns-spanned="8" office:value-type="string">
                  <text:p text:style-name="P3">Striking Hit Loc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6.2">
                <table:covered-table-cell/>
                <table:table-cell table:style-name="Table6.B2" office:value-type="string">
                  <text:p text:style-name="P3">Vital</text:p>
                </table:table-cell>
                <table:table-cell table:style-name="Table6.B2" office:value-type="string">
                  <text:p text:style-name="P3">Crit</text:p>
                </table:table-cell>
                <table:table-cell table:style-name="Table6.B2" office:value-type="string">
                  <text:p text:style-name="P3">Body</text:p>
                </table:table-cell>
                <table:table-cell table:style-name="Table6.B2" office:value-type="string">
                  <text:p text:style-name="P3">Side</text:p>
                </table:table-cell>
                <table:table-cell table:style-name="Table6.B2" office:value-type="string">
                  <text:p text:style-name="P3">Head</text:p>
                </table:table-cell>
                <table:table-cell table:style-name="Table6.B2" office:value-type="string">
                  <text:p text:style-name="P3">Gun</text:p>
                </table:table-cell>
                <table:table-cell table:style-name="Table6.B2" office:value-type="string">
                  <text:p text:style-name="P3">Arm</text:p>
                </table:table-cell>
                <table:table-cell table:style-name="Table6.I2" office:value-type="string">
                  <text:p text:style-name="P3">Leg</text:p>
                </table:table-cell>
              </table:table-row>
              <table:table-row>
                <table:table-cell table:style-name="Table6.A3" office:value-type="string">
                  <text:p text:style-name="P12">Hands</text:p>
                </table:table-cell>
                <table:table-cell table:style-name="Table6.A3" office:value-type="string">
                  <text:p text:style-name="P8">Fatigue 4</text:p>
                  <text:p text:style-name="P8">Lose Aim</text:p>
                </table:table-cell>
                <table:table-cell table:style-name="Table6.A3" office:value-type="string">
                  <text:p text:style-name="P8">Fatigue 3</text:p>
                  <text:p text:style-name="P8">Lose Aim</text:p>
                </table:table-cell>
                <table:table-cell table:style-name="Table6.A3" office:value-type="string">
                  <text:p text:style-name="P8">Fatigue 4</text:p>
                  <text:p text:style-name="P8">Lose Aim</text:p>
                </table:table-cell>
                <table:table-cell table:style-name="Table6.A3" office:value-type="string">
                  <text:p text:style-name="P8">Fatigue 1</text:p>
                </table:table-cell>
                <table:table-cell table:style-name="Table6.A3" office:value-type="string">
                  <text:p text:style-name="P8">Wound 1</text:p>
                </table:table-cell>
                <table:table-cell table:style-name="Table6.A3" office:value-type="string">
                  <text:p text:style-name="P8">Fatigue 1</text:p>
                  <text:p text:style-name="P8">Lose Aim</text:p>
                </table:table-cell>
                <table:table-cell table:style-name="Table6.A3" office:value-type="string">
                  <text:p text:style-name="P8">Fatigue 1</text:p>
                </table:table-cell>
                <table:table-cell table:style-name="Table6.I3" office:value-type="string">
                  <text:p text:style-name="P8">Fatigue 1</text:p>
                </table:table-cell>
              </table:table-row>
              <table:table-row>
                <table:table-cell table:style-name="Table6.A3" office:value-type="string">
                  <text:p text:style-name="P8">Pail, Dynamite, Bottle, 1HGun</text:p>
                </table:table-cell>
                <table:table-cell table:style-name="Table6.A3" office:value-type="string">
                  <text:p text:style-name="P8">Fatigue 5</text:p>
                  <text:p text:style-name="P8">Lose Aim</text:p>
                </table:table-cell>
                <table:table-cell table:style-name="Table6.A3" office:value-type="string">
                  <text:p text:style-name="P8">Fatigue 4</text:p>
                  <text:p text:style-name="P8">Lose Aim</text:p>
                </table:table-cell>
                <table:table-cell table:style-name="Table6.A3" office:value-type="string">
                  <text:p text:style-name="P14">Fatigue 3</text:p>
                </table:table-cell>
                <table:table-cell table:style-name="Table6.A3" office:value-type="string">
                  <text:p text:style-name="P14">Fatigue 1</text:p>
                </table:table-cell>
                <table:table-cell table:style-name="Table6.A3" office:value-type="string">
                  <text:p text:style-name="P8">Fatigue 6</text:p>
                  <text:p text:style-name="P8">Lose Aim</text:p>
                </table:table-cell>
                <table:table-cell table:style-name="Table6.A3" office:value-type="string">
                  <text:p text:style-name="P8">Fatigue 2</text:p>
                  <text:p text:style-name="P8">Gun Hand</text:p>
                </table:table-cell>
                <table:table-cell table:style-name="Table6.A3" office:value-type="string">
                  <text:p text:style-name="P8">Fatigue 2</text:p>
                  <text:p text:style-name="P8">Other Hand</text:p>
                </table:table-cell>
                <table:table-cell table:style-name="Table6.I3" office:value-type="string">
                  <text:p text:style-name="P8">Fatigue 2</text:p>
                </table:table-cell>
              </table:table-row>
              <table:table-row>
                <table:table-cell table:style-name="Table6.A3" office:value-type="string">
                  <text:p text:style-name="P8"><text:span text:style-name="T1">Bear Hug, Kick,</text:span> Spade, Chair, 2HGun</text:p>
                </table:table-cell>
                <table:table-cell table:style-name="Table6.A3" office:value-type="string">
                  <text:p text:style-name="P8">Wound 4</text:p>
                </table:table-cell>
                <table:table-cell table:style-name="Table6.A3" office:value-type="string">
                  <text:p text:style-name="P8">Fatigue 6</text:p>
                  <text:p text:style-name="P8">Lose Aim</text:p>
                </table:table-cell>
                <table:table-cell table:style-name="Table6.A3" office:value-type="string">
                  <text:p text:style-name="P8">Fatigue 3</text:p>
                  <text:p text:style-name="P8">Lose Aim</text:p>
                </table:table-cell>
                <table:table-cell table:style-name="Table6.A3" office:value-type="string">
                  <text:p text:style-name="P8">Fatigue 2</text:p>
                </table:table-cell>
                <table:table-cell table:style-name="Table6.A3" office:value-type="string">
                  <text:p text:style-name="P8">Wound 3</text:p>
                </table:table-cell>
                <table:table-cell table:style-name="Table6.A3" office:value-type="string">
                  <text:p text:style-name="P8">Fatigue 3</text:p>
                  <text:p text:style-name="P8">Gun Hand</text:p>
                  <text:p text:style-name="P8">Gun Arm 1</text:p>
                </table:table-cell>
                <table:table-cell table:style-name="Table6.A3" office:value-type="string">
                  <text:p text:style-name="P8">Fatigue 3</text:p>
                  <text:p text:style-name="P8">Other Hand</text:p>
                  <text:p text:style-name="P8">Other Arm 1</text:p>
                </table:table-cell>
                <table:table-cell table:style-name="Table6.I3" office:value-type="string">
                  <text:p text:style-name="P8">Fatigue 3</text:p>
                </table:table-cell>
              </table:table-row>
              <table:table-row>
                <table:table-cell table:style-name="Table6.A3" office:value-type="string">
                  <text:p text:style-name="P8"><text:span text:style-name="T1">Lock</text:span>, Table, Bale, Rock</text:p>
                </table:table-cell>
                <table:table-cell table:style-name="Table6.A3" office:value-type="string">
                  <text:p text:style-name="P8">Stagger</text:p>
                  <text:p text:style-name="P8">Fatigue 10</text:p>
                  <text:p text:style-name="P8">Lose Aim</text:p>
                </table:table-cell>
                <table:table-cell table:style-name="Table6.A3" office:value-type="string">
                  <text:p text:style-name="P8">Fatigue 8</text:p>
                  <text:p text:style-name="P8">Lose Aim</text:p>
                  <text:p text:style-name="P8">Drop</text:p>
                </table:table-cell>
                <table:table-cell table:style-name="Table6.A3" office:value-type="string">
                  <text:p text:style-name="P8">Fatigue 6</text:p>
                  <text:p text:style-name="P8">Lose Aim</text:p>
                  <text:p text:style-name="P8">Drop</text:p>
                </table:table-cell>
                <table:table-cell table:style-name="Table6.A3" office:value-type="string">
                  <text:p text:style-name="P8">Fatigue 2</text:p>
                </table:table-cell>
                <table:table-cell table:style-name="Table6.A3" office:value-type="string">
                  <text:p text:style-name="P8">Wound 4</text:p>
                  <text:p text:style-name="P8">Drop</text:p>
                </table:table-cell>
                <table:table-cell table:style-name="Table6.A3" office:value-type="string">
                  <text:p text:style-name="P8">Wound 2</text:p>
                  <text:p text:style-name="P8">Gun Hand</text:p>
                  <text:p text:style-name="P8">Gun Arm 2</text:p>
                </table:table-cell>
                <table:table-cell table:style-name="Table6.A3" office:value-type="string">
                  <text:p text:style-name="P8">Wound 2</text:p>
                  <text:p text:style-name="P8">Other Hand</text:p>
                  <text:p text:style-name="P8">Other Arm 2</text:p>
                </table:table-cell>
                <table:table-cell table:style-name="Table6.I3" office:value-type="string">
                  <text:p text:style-name="P8">Stagger</text:p>
                  <text:p text:style-name="P8">Wound 2</text:p>
                  <text:p text:style-name="P8">Leg 0</text:p>
                </table:table-cell>
              </table:table-row>
              <table:table-row>
                <table:table-cell table:style-name="Table6.A3" office:value-type="string">
                  <text:p text:style-name="P8">Tomahawk</text:p>
                </table:table-cell>
                <table:table-cell table:style-name="Table6.A3" office:value-type="string">
                  <text:p text:style-name="P8">Kill</text:p>
                </table:table-cell>
                <table:table-cell table:style-name="Table6.A3" office:value-type="string">
                  <text:p text:style-name="P8">Fatigue 5</text:p>
                  <text:p text:style-name="P8">Lose Aim</text:p>
                </table:table-cell>
                <table:table-cell table:style-name="Table6.A3" office:value-type="string">
                  <text:p text:style-name="P8">Fatigue 4</text:p>
                </table:table-cell>
                <table:table-cell table:style-name="Table6.A3" office:value-type="string">
                  <text:p text:style-name="P8">Fatigue 2</text:p>
                </table:table-cell>
                <table:table-cell table:style-name="Table6.A3" office:value-type="string">
                  <text:p text:style-name="P8">Serious 0</text:p>
                  <text:p text:style-name="P8">Wound 4</text:p>
                </table:table-cell>
                <table:table-cell table:style-name="Table6.A3" office:value-type="string">
                  <text:p text:style-name="P8">Wound 2</text:p>
                  <text:p text:style-name="P8">Gun Hand</text:p>
                  <text:p text:style-name="P8">Gun Arm 1</text:p>
                </table:table-cell>
                <table:table-cell table:style-name="Table6.A3" office:value-type="string">
                  <text:p text:style-name="P8">Wound 2</text:p>
                  <text:p text:style-name="P8">Other Hand</text:p>
                  <text:p text:style-name="P8">Other Arm 1</text:p>
                </table:table-cell>
                <table:table-cell table:style-name="Table6.I3" office:value-type="string">
                  <text:p text:style-name="P8">Fatigue 3</text:p>
                </table:table-cell>
              </table:table-row>
              <table:table-row>
                <table:table-cell table:style-name="Table6.A3" office:value-type="string">
                  <text:p text:style-name="P8">Knife</text:p>
                </table:table-cell>
                <table:table-cell table:style-name="Table6.A3" office:value-type="string">
                  <text:p text:style-name="P8">Kill</text:p>
                </table:table-cell>
                <table:table-cell table:style-name="Table6.A3" office:value-type="string">
                  <text:p text:style-name="P8">Serious 1</text:p>
                  <text:p text:style-name="P8">Wound 3</text:p>
                </table:table-cell>
                <table:table-cell table:style-name="Table6.A3" office:value-type="string">
                  <text:p text:style-name="P8">Fatigue 4</text:p>
                  <text:p text:style-name="P8">Lose Aim</text:p>
                </table:table-cell>
                <table:table-cell table:style-name="Table6.A3" office:value-type="string">
                  <text:p text:style-name="P8">Wound 1</text:p>
                </table:table-cell>
                <table:table-cell table:style-name="Table6.A3" office:value-type="string">
                  <text:p text:style-name="P8">Fatigue 3</text:p>
                  <text:p text:style-name="P8">Lose Aim</text:p>
                </table:table-cell>
                <table:table-cell table:style-name="Table6.A3" office:value-type="string">
                  <text:p text:style-name="P8">Wound 1</text:p>
                  <text:p text:style-name="P8">Gun Hand</text:p>
                  <text:p text:style-name="P8">Gun Arm 1</text:p>
                </table:table-cell>
                <table:table-cell table:style-name="Table6.A3" office:value-type="string">
                  <text:p text:style-name="P8">Wound 1</text:p>
                  <text:p text:style-name="P8">Other Hand</text:p>
                  <text:p text:style-name="P8">Other Arm 1</text:p>
                </table:table-cell>
                <table:table-cell table:style-name="Table6.I3" office:value-type="string">
                  <text:p text:style-name="P8">Fatigue 3</text:p>
                  <text:p text:style-name="P8">Leg 0</text:p>
                </table:table-cell>
              </table:table-row>
              <table:table-row>
                <table:table-cell table:style-name="Table6.A3" office:value-type="string">
                  <text:p text:style-name="P8">Pitchfork</text:p>
                </table:table-cell>
                <table:table-cell table:style-name="Table6.A3" office:value-type="string">
                  <text:p text:style-name="P8">Kill</text:p>
                </table:table-cell>
                <table:table-cell table:style-name="Table6.A3" office:value-type="string">
                  <text:p text:style-name="P8">Serious 2</text:p>
                  <text:p text:style-name="P8">Wound 6</text:p>
                </table:table-cell>
                <table:table-cell table:style-name="Table6.A3" office:value-type="string">
                  <text:p text:style-name="P8">Serious 1</text:p>
                  <text:p text:style-name="P8">Wound 3</text:p>
                </table:table-cell>
                <table:table-cell table:style-name="Table6.A3" office:value-type="string">
                  <text:p text:style-name="P8">Fatigue 3</text:p>
                </table:table-cell>
                <table:table-cell table:style-name="Table6.A3" office:value-type="string">
                  <text:p text:style-name="P8">Fatigue 3</text:p>
                  <text:p text:style-name="P8">Lose Aim</text:p>
                </table:table-cell>
                <table:table-cell table:style-name="Table6.A3" office:value-type="string">
                  <text:p text:style-name="P8">Wound 1</text:p>
                  <text:p text:style-name="P8">Gun Hand</text:p>
                  <text:p text:style-name="P8">Gun Arm 2</text:p>
                </table:table-cell>
                <table:table-cell table:style-name="Table6.A3" office:value-type="string">
                  <text:p text:style-name="P8">Wound 2</text:p>
                  <text:p text:style-name="P8">Other Hand</text:p>
                  <text:p text:style-name="P8">Other Arm 2</text:p>
                </table:table-cell>
                <table:table-cell table:style-name="Table6.I3" office:value-type="string">
                  <text:p text:style-name="P8">Serious 0</text:p>
                  <text:p text:style-name="P8">Wound 3</text:p>
                  <text:p text:style-name="P8">Leg 1</text:p>
                  <text:p text:style-name="P8">Drop</text:p>
                </table:table-cell>
              </table:table-row>
              <table:table-row>
                <table:table-cell table:style-name="Table6.A3" office:value-type="string">
                  <text:p text:style-name="P8">Axe, Sabre</text:p>
                </table:table-cell>
                <table:table-cell table:style-name="Table6.A3" office:value-type="string">
                  <text:p text:style-name="P8">Kill</text:p>
                </table:table-cell>
                <table:table-cell table:style-name="Table6.A3" office:value-type="string">
                  <text:p text:style-name="P8">Serious 2</text:p>
                  <text:p text:style-name="P8">Wound 6</text:p>
                </table:table-cell>
                <table:table-cell table:style-name="Table6.A3" office:value-type="string">
                  <text:p text:style-name="P8">Serious 1</text:p>
                  <text:p text:style-name="P8">Wound 4</text:p>
                </table:table-cell>
                <table:table-cell table:style-name="Table6.A3" office:value-type="string">
                  <text:p text:style-name="P8">Wound 2</text:p>
                </table:table-cell>
                <table:table-cell table:style-name="Table6.A3" office:value-type="string">
                  <text:p text:style-name="P8">Serious 2</text:p>
                  <text:p text:style-name="P8">Wound 8</text:p>
                </table:table-cell>
                <table:table-cell table:style-name="Table6.A3" office:value-type="string">
                  <text:p text:style-name="P8">Serious 0</text:p>
                  <text:p text:style-name="P8">Wound 3</text:p>
                  <text:p text:style-name="P8">Gun Hand</text:p>
                  <text:p text:style-name="P8">Gun Arm 3</text:p>
                </table:table-cell>
                <table:table-cell table:style-name="Table6.A3" office:value-type="string">
                  <text:p text:style-name="P8">Serious 0</text:p>
                  <text:p text:style-name="P8">Wound 3</text:p>
                  <text:p text:style-name="P8">Other Hand</text:p>
                  <text:p text:style-name="P8">Other Arm 3</text:p>
                </table:table-cell>
                <table:table-cell table:style-name="Table6.I3" office:value-type="string">
                  <text:p text:style-name="P8">Stagger</text:p>
                  <text:p text:style-name="P8">Serious 0</text:p>
                  <text:p text:style-name="P8">Wound 3</text:p>
                  <text:p text:style-name="P8">Leg 2</text:p>
                </table:table-cell>
              </table:table-row>
            </table:table>
            <text:p text:style-name="P11"><text:span text:style-name="T4"/></text:p>
            <text:p text:style-name="P11"><text:span text:style-name="T4">BE</text:span><text:span text:style-name="T5"> Hit Location when Shooting or Throwing: Shooter/Thrower selects Impact Hit Location.</text:span></text:p>
            <text:p text:style-name="P10"><text:span text:style-name="T8">BE</text:span><text:span text:style-name="T5"> Hit Location when Attacking: T</text:span><text:span text:style-name="T7">he attack hits the location named on its card</text:span><text:span text:style-name="T5">.</text:span></text:p>
            <text:p text:style-name="P10"><text:span text:style-name="T5">Strength can increase wielding (range) or damage.</text:span></text:p>
            <text:p text:style-name="P10"><text:span text:style-name="T5">When strength increases damage, it adds to each Gun Arm, Other Arm, Leg, Serious, Wound and Fatigue #.</text:span></text:p>
          </table:table-cell>
          <table:table-cell table:style-name="Table4.B1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2">Result</text:p>
                </table:table-cell>
                <table:table-cell table:style-name="Table1.B1" office:value-type="string">
                  <text:p text:style-name="P3">Result Effect</text:p>
                </table:table-cell>
              </table:table-row>
              <table:table-row>
                <table:table-cell table:style-name="Table1.A2" office:value-type="string">
                  <text:p text:style-name="P5">Drop</text:p>
                </table:table-cell>
                <table:table-cell table:style-name="Table1.B2" office:value-type="string">
                  <text:p text:style-name="P5">Turn counter Down. Draw 3 result cards. The DELAY line shows the number of Delay points gained. No effect if down.</text:p>
                </table:table-cell>
              </table:table-row>
              <table:table-row>
                <table:table-cell table:style-name="Table1.A2" office:value-type="string">
                  <text:p text:style-name="P5">Gun Arm #</text:p>
                </table:table-cell>
                <table:table-cell table:style-name="Table1.B2" office:value-type="string">
                  <text:p text:style-name="P5">Subtract # from aim time when using Gun Hand.</text:p>
                </table:table-cell>
              </table:table-row>
              <table:table-row>
                <table:table-cell table:style-name="Table1.A2" office:value-type="string">
                  <text:p text:style-name="P5">Fatigue #</text:p>
                </table:table-cell>
                <table:table-cell table:style-name="Table1.B2" office:value-type="string">
                  <text:p text:style-name="P5">Draw n cards. The DELAY line shows the number of Endurance boxes lost and the number of Delay points gained.</text:p>
                </table:table-cell>
              </table:table-row>
              <table:table-row>
                <table:table-cell table:style-name="Table1.A2" office:value-type="string">
                  <text:p text:style-name="P5">Gun Hand</text:p>
                </table:table-cell>
                <table:table-cell table:style-name="Table1.B2" office:value-type="string">
                  <text:p text:style-name="P5">Release item in Gun Hand (Wild Shot if a weapon is dropped). Lose Aim.</text:p>
                </table:table-cell>
              </table:table-row>
              <table:table-row>
                <table:table-cell table:style-name="Table1.A2" office:value-type="string">
                  <text:p text:style-name="P5">Leg <text:s/>#</text:p>
                </table:table-cell>
                <table:table-cell table:style-name="Table1.B2" office:value-type="string">
                  <text:p text:style-name="P5">Draw “<text:span text:style-name="T2">Fatigue #” </text:span>cards each time you move voluntarily while upright. Subtract # from aim when making kick attack.</text:p>
                </table:table-cell>
              </table:table-row>
              <table:table-row>
                <table:table-cell table:style-name="Table1.A2" office:value-type="string">
                  <text:p text:style-name="P5">Lose Aim</text:p>
                </table:table-cell>
                <table:table-cell table:style-name="Table1.B2" office:value-type="string">
                  <text:p text:style-name="P5">Lose Aim.</text:p>
                </table:table-cell>
              </table:table-row>
              <table:table-row>
                <table:table-cell table:style-name="Table1.A2" office:value-type="string">
                  <text:p text:style-name="P5">Other Arm #</text:p>
                </table:table-cell>
                <table:table-cell table:style-name="Table1.B2" office:value-type="string">
                  <text:p text:style-name="P5">Subtract # from aim time when using Other Hand.</text:p>
                </table:table-cell>
              </table:table-row>
              <table:table-row>
                <table:table-cell table:style-name="Table1.A2" office:value-type="string">
                  <text:p text:style-name="P5">Other Hand</text:p>
                </table:table-cell>
                <table:table-cell table:style-name="Table1.B2" office:value-type="string">
                  <text:p text:style-name="P5">Release item in Other Hand (Wild Shot if a weapon is dropped). Lose Aim.</text:p>
                </table:table-cell>
              </table:table-row>
              <table:table-row>
                <table:table-cell table:style-name="Table1.A2" office:value-type="string">
                  <text:p text:style-name="P5">Serious #</text:p>
                </table:table-cell>
                <table:table-cell table:style-name="Table1.B2" office:value-type="string">
                  <text:p text:style-name="P5">Drawn <text:span text:style-name="T2">“Fatigue #”</text:span> cards at the start of each turn. At the end of a showdown, add the DELAY of a result card to the number of Serious results. If it is 4 or more, you die.</text:p>
                </table:table-cell>
              </table:table-row>
              <table:table-row>
                <table:table-cell table:style-name="Table1.A2" office:value-type="string">
                  <text:p text:style-name="P5">Stagger</text:p>
                </table:table-cell>
                <table:table-cell table:style-name="Table1.B2" office:value-type="string">
                  <text:p text:style-name="P5">Draw a result card and move in the direction pointed by HEX. Draw another result card, turn to face the direction indicated by the HEX line. Drop. No effect if down.</text:p>
                </table:table-cell>
              </table:table-row>
              <table:table-row>
                <table:table-cell table:style-name="Table1.A2" office:value-type="string">
                  <text:p text:style-name="P5">Wild Shot</text:p>
                </table:table-cell>
                <table:table-cell table:style-name="Table1.B2" office:value-type="string">
                  <text:p text:style-name="P5">All cocked guns are uncocked and lose a shell. Lose Aim if there was a cocked gun.</text:p>
                </table:table-cell>
              </table:table-row>
              <table:table-row>
                <table:table-cell table:style-name="Table1.A2" office:value-type="string">
                  <text:p text:style-name="P5">Wound #</text:p>
                </table:table-cell>
                <table:table-cell table:style-name="Table1.B2" office:value-type="string">
                  <text:p text:style-name="P5">Draw # result cards. The WOUND line shows the number of Endurance boxes lost and the number of Delay points gained.</text:p>
                </table:table-cell>
              </table:table-row>
            </table:table>
            <text:p text:style-name="Table_20_Contents"/>
            <text:p text:style-name="P7">Victory Points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5">Kill <text:s/>enemy</text:p>
                </table:table-cell>
                <table:table-cell table:style-name="Table2.A1" office:value-type="string">
                  <text:p text:style-name="P6">+2</text:p>
                </table:table-cell>
                <table:table-cell table:style-name="Table2.A1" office:value-type="string">
                  <text:p text:style-name="P5">Ally killed</text:p>
                </table:table-cell>
                <table:table-cell table:style-name="Table2.D1" office:value-type="string">
                  <text:p text:style-name="P6">-1</text:p>
                </table:table-cell>
              </table:table-row>
              <table:table-row>
                <table:table-cell table:style-name="Table2.A2" office:value-type="string">
                  <text:p text:style-name="P5">Survive</text:p>
                </table:table-cell>
                <table:table-cell table:style-name="Table2.A2" office:value-type="string">
                  <text:p text:style-name="P6">+ 2</text:p>
                </table:table-cell>
                <table:table-cell table:style-name="Table2.A2" office:value-type="string">
                  <text:p text:style-name="P5">Run away</text:p>
                </table:table-cell>
                <table:table-cell table:style-name="Table2.D2" office:value-type="string">
                  <text:p text:style-name="P6">-2</text:p>
                </table:table-cell>
              </table:table-row>
              <table:table-row>
                <table:table-cell table:style-name="Table2.A2" office:value-type="string">
                  <text:p text:style-name="P5">Hold field</text:p>
                </table:table-cell>
                <table:table-cell table:style-name="Table2.A2" office:value-type="string">
                  <text:p text:style-name="P6"><text:s/>+2</text:p>
                </table:table-cell>
                <table:table-cell table:style-name="Table2.A2" office:value-type="string">
                  <text:p text:style-name="P5">Surrender</text:p>
                </table:table-cell>
                <table:table-cell table:style-name="Table2.D2" office:value-type="string">
                  <text:p text:style-name="P6">-2</text:p>
                </table:table-cell>
              </table:table-row>
              <table:table-row>
                <table:table-cell table:style-name="Table2.A2" office:value-type="string">
                  <text:p text:style-name="P5">Knock out enemy</text:p>
                </table:table-cell>
                <table:table-cell table:style-name="Table2.A2" office:value-type="string">
                  <text:p text:style-name="P6">+1</text:p>
                </table:table-cell>
                <table:table-cell table:style-name="Table2.A2" office:value-type="string">
                  <text:p text:style-name="P5">Captured</text:p>
                </table:table-cell>
                <table:table-cell table:style-name="Table2.D2" office:value-type="string">
                  <text:p text:style-name="P6">-4</text:p>
                </table:table-cell>
              </table:table-row>
              <table:table-row>
                <table:table-cell table:style-name="Table2.A2" office:value-type="string">
                  <text:p text:style-name="P5">Pass out</text:p>
                </table:table-cell>
                <table:table-cell table:style-name="Table2.A2" office:value-type="string">
                  <text:p text:style-name="P6"><text:s/>0</text:p>
                </table:table-cell>
                <table:table-cell table:style-name="Table2.A2" office:value-type="string">
                  <text:p text:style-name="P5">Killed</text:p>
                </table:table-cell>
                <table:table-cell table:style-name="Table2.D2" office:value-type="string">
                  <text:p text:style-name="P6">-8</text:p>
                </table:table-cell>
              </table:table-row>
            </table:table>
            <text:p text:style-name="Table_20_Contents"/>
            <text:p text:style-name="P7">Probability (%) of hitting</text:p>
            <table:table table:name="Table3" table:style-name="Table3">
              <table:table-column table:style-name="Table3.A"/>
              <table:table-column table:style-name="Table3.B" table:number-columns-repeated="12"/>
              <table:table-column table:style-name="Table3.N"/>
              <table:table-row>
                <table:table-cell table:style-name="Table3.A1" table:number-rows-spanned="2" office:value-type="string">
                  <text:p text:style-name="P3">Aim Time</text:p>
                </table:table-cell>
                <table:table-cell table:style-name="Table3.B1" table:number-columns-spanned="13" office:value-type="string">
                  <text:p text:style-name="P3">Ran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table-cell table:style-name="Table3.B2" office:value-type="string">
                  <text:p text:style-name="P3">0</text:p>
                </table:table-cell>
                <table:table-cell table:style-name="Table3.B2" office:value-type="string">
                  <text:p text:style-name="P3">1</text:p>
                </table:table-cell>
                <table:table-cell table:style-name="Table3.B2" office:value-type="string">
                  <text:p text:style-name="P3">2</text:p>
                </table:table-cell>
                <table:table-cell table:style-name="Table3.B2" office:value-type="string">
                  <text:p text:style-name="P3">3</text:p>
                </table:table-cell>
                <table:table-cell table:style-name="Table3.B2" office:value-type="string">
                  <text:p text:style-name="P3">4</text:p>
                </table:table-cell>
                <table:table-cell table:style-name="Table3.B2" office:value-type="string">
                  <text:p text:style-name="P3">5</text:p>
                </table:table-cell>
                <table:table-cell table:style-name="Table3.B2" office:value-type="string">
                  <text:p text:style-name="P3">6</text:p>
                </table:table-cell>
                <table:table-cell table:style-name="Table3.B2" office:value-type="string">
                  <text:p text:style-name="P3">7</text:p>
                </table:table-cell>
                <table:table-cell table:style-name="Table3.B2" office:value-type="string">
                  <text:p text:style-name="P3">8</text:p>
                </table:table-cell>
                <table:table-cell table:style-name="Table3.B2" office:value-type="string">
                  <text:p text:style-name="P3">9</text:p>
                </table:table-cell>
                <table:table-cell table:style-name="Table3.B2" office:value-type="string">
                  <text:p text:style-name="P3">10</text:p>
                </table:table-cell>
                <table:table-cell table:style-name="Table3.B2" office:value-type="string">
                  <text:p text:style-name="P3">11</text:p>
                </table:table-cell>
                <table:table-cell table:style-name="Table3.N2" office:value-type="string">
                  <text:p text:style-name="P3">12</text:p>
                </table:table-cell>
              </table:table-row>
              <table:table-row>
                <table:table-cell table:style-name="Table3.A3" office:value-type="string">
                  <text:p text:style-name="P7">1</text:p>
                </table:table-cell>
                <table:table-cell table:style-name="Table3.A3" office:value-type="string">
                  <text:p text:style-name="P6">35</text:p>
                </table:table-cell>
                <table:table-cell table:style-name="Table3.A3" office:value-type="string">
                  <text:p text:style-name="P6">22</text:p>
                </table:table-cell>
                <table:table-cell table:style-name="Table3.A3" office:value-type="string">
                  <text:p text:style-name="P6">14</text:p>
                </table:table-cell>
                <table:table-cell table:style-name="Table3.A3" office:value-type="string">
                  <text:p text:style-name="P6">8</text:p>
                </table:table-cell>
                <table:table-cell table:style-name="Table3.A3" office:value-type="string">
                  <text:p text:style-name="P6">4</text:p>
                </table:table-cell>
                <table:table-cell table:style-name="Table3.A3" office:value-type="string">
                  <text:p text:style-name="P6">2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2</text:p>
                </table:table-cell>
                <table:table-cell table:style-name="Table3.A3" office:value-type="string">
                  <text:p text:style-name="P6">62</text:p>
                </table:table-cell>
                <table:table-cell table:style-name="Table3.A3" office:value-type="string">
                  <text:p text:style-name="P6">32</text:p>
                </table:table-cell>
                <table:table-cell table:style-name="Table3.A3" office:value-type="string">
                  <text:p text:style-name="P6">28</text:p>
                </table:table-cell>
                <table:table-cell table:style-name="Table3.A3" office:value-type="string">
                  <text:p text:style-name="P6">15</text:p>
                </table:table-cell>
                <table:table-cell table:style-name="Table3.A3" office:value-type="string">
                  <text:p text:style-name="P6">10</text:p>
                </table:table-cell>
                <table:table-cell table:style-name="Table3.A3" office:value-type="string">
                  <text:p text:style-name="P6">6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3</text:p>
                </table:table-cell>
                <table:table-cell table:style-name="Table3.A3" office:value-type="string">
                  <text:p text:style-name="P6">76</text:p>
                </table:table-cell>
                <table:table-cell table:style-name="Table3.A3" office:value-type="string">
                  <text:p text:style-name="P6">41</text:p>
                </table:table-cell>
                <table:table-cell table:style-name="Table3.A3" office:value-type="string">
                  <text:p text:style-name="P6">40</text:p>
                </table:table-cell>
                <table:table-cell table:style-name="Table3.A3" office:value-type="string">
                  <text:p text:style-name="P6">28</text:p>
                </table:table-cell>
                <table:table-cell table:style-name="Table3.A3" office:value-type="string">
                  <text:p text:style-name="P6">19</text:p>
                </table:table-cell>
                <table:table-cell table:style-name="Table3.A3" office:value-type="string">
                  <text:p text:style-name="P6">16</text:p>
                </table:table-cell>
                <table:table-cell table:style-name="Table3.A3" office:value-type="string">
                  <text:p text:style-name="P6">3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4</text:p>
                </table:table-cell>
                <table:table-cell table:style-name="Table3.A3" office:value-type="string">
                  <text:p text:style-name="P6">86</text:p>
                </table:table-cell>
                <table:table-cell table:style-name="Table3.A3" office:value-type="string">
                  <text:p text:style-name="P6">68</text:p>
                </table:table-cell>
                <table:table-cell table:style-name="Table3.A3" office:value-type="string">
                  <text:p text:style-name="P6">54</text:p>
                </table:table-cell>
                <table:table-cell table:style-name="Table3.A3" office:value-type="string">
                  <text:p text:style-name="P6">35</text:p>
                </table:table-cell>
                <table:table-cell table:style-name="Table3.A3" office:value-type="string">
                  <text:p text:style-name="P6">27</text:p>
                </table:table-cell>
                <table:table-cell table:style-name="Table3.A3" office:value-type="string">
                  <text:p text:style-name="P6">15</text:p>
                </table:table-cell>
                <table:table-cell table:style-name="Table3.A3" office:value-type="string">
                  <text:p text:style-name="P6">7</text:p>
                </table:table-cell>
                <table:table-cell table:style-name="Table3.A3" office:value-type="string">
                  <text:p text:style-name="P6">3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5</text:p>
                </table:table-cell>
                <table:table-cell table:style-name="Table3.A3" office:value-type="string">
                  <text:p text:style-name="P6">94</text:p>
                </table:table-cell>
                <table:table-cell table:style-name="Table3.A3" office:value-type="string">
                  <text:p text:style-name="P6">82</text:p>
                </table:table-cell>
                <table:table-cell table:style-name="Table3.A3" office:value-type="string">
                  <text:p text:style-name="P6">64</text:p>
                </table:table-cell>
                <table:table-cell table:style-name="Table3.A3" office:value-type="string">
                  <text:p text:style-name="P6">45</text:p>
                </table:table-cell>
                <table:table-cell table:style-name="Table3.A3" office:value-type="string">
                  <text:p text:style-name="P6">35</text:p>
                </table:table-cell>
                <table:table-cell table:style-name="Table3.A3" office:value-type="string">
                  <text:p text:style-name="P6">20</text:p>
                </table:table-cell>
                <table:table-cell table:style-name="Table3.A3" office:value-type="string">
                  <text:p text:style-name="P6">11</text:p>
                </table:table-cell>
                <table:table-cell table:style-name="Table3.A3" office:value-type="string">
                  <text:p text:style-name="P6">5</text:p>
                </table:table-cell>
                <table:table-cell table:style-name="Table3.A3" office:value-type="string">
                  <text:p text:style-name="P6">3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6</text:p>
                </table:table-cell>
                <table:table-cell table:style-name="Table3.A3" office:value-type="string">
                  <text:p text:style-name="P6">96</text:p>
                </table:table-cell>
                <table:table-cell table:style-name="Table3.A3" office:value-type="string">
                  <text:p text:style-name="P6">82</text:p>
                </table:table-cell>
                <table:table-cell table:style-name="Table3.A3" office:value-type="string">
                  <text:p text:style-name="P6">74</text:p>
                </table:table-cell>
                <table:table-cell table:style-name="Table3.A3" office:value-type="string">
                  <text:p text:style-name="P6">58</text:p>
                </table:table-cell>
                <table:table-cell table:style-name="Table3.A3" office:value-type="string">
                  <text:p text:style-name="P6">45</text:p>
                </table:table-cell>
                <table:table-cell table:style-name="Table3.A3" office:value-type="string">
                  <text:p text:style-name="P6">27</text:p>
                </table:table-cell>
                <table:table-cell table:style-name="Table3.A3" office:value-type="string">
                  <text:p text:style-name="P6">16</text:p>
                </table:table-cell>
                <table:table-cell table:style-name="Table3.A3" office:value-type="string">
                  <text:p text:style-name="P6">8</text:p>
                </table:table-cell>
                <table:table-cell table:style-name="Table3.A3" office:value-type="string">
                  <text:p text:style-name="P6">5</text:p>
                </table:table-cell>
                <table:table-cell table:style-name="Table3.A3" office:value-type="string">
                  <text:p text:style-name="P6">3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7</text:p>
                </table:table-cell>
                <table:table-cell table:style-name="Table3.A3" office:value-type="string">
                  <text:p text:style-name="P6">98</text:p>
                </table:table-cell>
                <table:table-cell table:style-name="Table3.A3" office:value-type="string">
                  <text:p text:style-name="P6">96</text:p>
                </table:table-cell>
                <table:table-cell table:style-name="Table3.A3" office:value-type="string">
                  <text:p text:style-name="P6">88</text:p>
                </table:table-cell>
                <table:table-cell table:style-name="Table3.A3" office:value-type="string">
                  <text:p text:style-name="P6">72</text:p>
                </table:table-cell>
                <table:table-cell table:style-name="Table3.A3" office:value-type="string">
                  <text:p text:style-name="P6">47</text:p>
                </table:table-cell>
                <table:table-cell table:style-name="Table3.A3" office:value-type="string">
                  <text:p text:style-name="P6">36</text:p>
                </table:table-cell>
                <table:table-cell table:style-name="Table3.A3" office:value-type="string">
                  <text:p text:style-name="P6">24</text:p>
                </table:table-cell>
                <table:table-cell table:style-name="Table3.A3" office:value-type="string">
                  <text:p text:style-name="P6">14</text:p>
                </table:table-cell>
                <table:table-cell table:style-name="Table3.A3" office:value-type="string">
                  <text:p text:style-name="P6">7</text:p>
                </table:table-cell>
                <table:table-cell table:style-name="Table3.A3" office:value-type="string">
                  <text:p text:style-name="P6">5</text:p>
                </table:table-cell>
                <table:table-cell table:style-name="Table3.A3" office:value-type="string">
                  <text:p text:style-name="P6">3</text:p>
                </table:table-cell>
                <table:table-cell table:style-name="Table3.A3" office:value-type="string">
                  <text:p text:style-name="P6">1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8</text:p>
                </table:table-cell>
                <table:table-cell table:style-name="Table3.A3" office:value-type="string">
                  <text:p text:style-name="P6">100</text:p>
                </table:table-cell>
                <table:table-cell table:style-name="Table3.A3" office:value-type="string">
                  <text:p text:style-name="P6">100</text:p>
                </table:table-cell>
                <table:table-cell table:style-name="Table3.A3" office:value-type="string">
                  <text:p text:style-name="P6">98</text:p>
                </table:table-cell>
                <table:table-cell table:style-name="Table3.A3" office:value-type="string">
                  <text:p text:style-name="P6">84</text:p>
                </table:table-cell>
                <table:table-cell table:style-name="Table3.A3" office:value-type="string">
                  <text:p text:style-name="P6">64</text:p>
                </table:table-cell>
                <table:table-cell table:style-name="Table3.A3" office:value-type="string">
                  <text:p text:style-name="P6">55</text:p>
                </table:table-cell>
                <table:table-cell table:style-name="Table3.A3" office:value-type="string">
                  <text:p text:style-name="P6">36</text:p>
                </table:table-cell>
                <table:table-cell table:style-name="Table3.A3" office:value-type="string">
                  <text:p text:style-name="P6">22</text:p>
                </table:table-cell>
                <table:table-cell table:style-name="Table3.A3" office:value-type="string">
                  <text:p text:style-name="P6">13</text:p>
                </table:table-cell>
                <table:table-cell table:style-name="Table3.A3" office:value-type="string">
                  <text:p text:style-name="P6">9</text:p>
                </table:table-cell>
                <table:table-cell table:style-name="Table3.A3" office:value-type="string">
                  <text:p text:style-name="P6">5</text:p>
                </table:table-cell>
                <table:table-cell table:style-name="Table3.A3" office:value-type="string">
                  <text:p text:style-name="P6">3</text:p>
                </table:table-cell>
                <table:table-cell table:style-name="Table3.N3" office:value-type="string">
                  <text:p text:style-name="P6">1</text:p>
                </table:table-cell>
              </table:table-row>
              <table:table-row>
                <table:table-cell table:style-name="Table3.A3" office:value-type="string">
                  <text:p text:style-name="P7">9</text:p>
                </table:table-cell>
                <table:table-cell table:style-name="Table3.A3" office:value-type="string">
                  <text:p text:style-name="P6">100</text:p>
                </table:table-cell>
                <table:table-cell table:style-name="Table3.A3" office:value-type="string">
                  <text:p text:style-name="P6">100</text:p>
                </table:table-cell>
                <table:table-cell table:style-name="Table3.A3" office:value-type="string">
                  <text:p text:style-name="P6">98</text:p>
                </table:table-cell>
                <table:table-cell table:style-name="Table3.A3" office:value-type="string">
                  <text:p text:style-name="P6">93</text:p>
                </table:table-cell>
                <table:table-cell table:style-name="Table3.A3" office:value-type="string">
                  <text:p text:style-name="P6">72</text:p>
                </table:table-cell>
                <table:table-cell table:style-name="Table3.A3" office:value-type="string">
                  <text:p text:style-name="P6">67</text:p>
                </table:table-cell>
                <table:table-cell table:style-name="Table3.A3" office:value-type="string">
                  <text:p text:style-name="P6">49</text:p>
                </table:table-cell>
                <table:table-cell table:style-name="Table3.A3" office:value-type="string">
                  <text:p text:style-name="P6">34</text:p>
                </table:table-cell>
                <table:table-cell table:style-name="Table3.A3" office:value-type="string">
                  <text:p text:style-name="P6">21</text:p>
                </table:table-cell>
                <table:table-cell table:style-name="Table3.A3" office:value-type="string">
                  <text:p text:style-name="P6">15</text:p>
                </table:table-cell>
                <table:table-cell table:style-name="Table3.A3" office:value-type="string">
                  <text:p text:style-name="P6">9</text:p>
                </table:table-cell>
                <table:table-cell table:style-name="Table3.A3" office:value-type="string">
                  <text:p text:style-name="P6">7</text:p>
                </table:table-cell>
                <table:table-cell table:style-name="Table3.N3" office:value-type="string">
                  <text:p text:style-name="P6">3</text:p>
                </table:table-cell>
              </table:table-row>
            </table:table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-Roman" svg:font-family="Times-Roman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6-27T08:57:07</meta:creation-date>
    <dc:date>2011-03-21T09:13:09</dc:date>
    <meta:editing-duration>PT9H11M53S</meta:editing-duration>
    <meta:editing-cycles>280</meta:editing-cycles>
    <meta:generator>LibreOffice/3.3$Unix LibreOffice_project/330m19$Build-6</meta:generator>
    <meta:print-date>2011-03-21T09:11:35</meta:print-date>
    <dc:creator>Thomas Fredericks</dc:creator>
    <meta:printed-by>Thomas Fredericks</meta:printed-by>
    <meta:document-statistic meta:table-count="6" meta:image-count="0" meta:object-count="0" meta:page-count="2" meta:paragraph-count="459" meta:word-count="963" meta:character-count="3938"/>
    <meta:user-defined meta:name="Info 1"/>
    <meta:user-defined meta:name="Info 2"/>
    <meta:user-defined meta:name="Info 3"/>
    <meta:user-defined meta:name="Info 4"/>
  </office:meta>
</office:document-meta>
</file>